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e2f90"/>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e2f90" officeooo:paragraph-rsid="001e2f90"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e2f90" officeooo:paragraph-rsid="001e2f90"/>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e2f90" officeooo:paragraph-rsid="001e2f90"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ecaad"/>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ecaa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8.12 Challenge Program</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Purpose Tests ths CO2Footprint class with five CO2Footprint objects.</text:p>
        <text:p text:style-name="P9"><text:s/>*</text:p>
        <text:p text:style-name="P9"><text:s/>* @author Josiah Kowalski</text:p>
        <text:p text:style-name="P9"><text:s/>* @version 1/7/20</text:p>
        <text:p text:style-name="P9"><text:s/>*/</text:p>
        <text:p text:style-name="P9"/>
        <text:p text:style-name="P9">import java.util.ArrayList</text:p>
        <text:p text:style-name="P9"/>
        <text:p text:style-name="P9">public class CO2FootprintTester </text:p>
        <text:p text:style-name="P9"/>
        <text:p text:style-name="P9"><text:tab/>public static void main(String[] args) </text:p>
        <text:p text:style-name="P9"><text:tab/><text:tab/>// declares and initializes a new array list</text:p>
        <text:p text:style-name="P9"><text:tab/><text:tab/>ArrayList&lt;CO2Footprint&gt; CarbonFootprint = new ArrayList&lt;CO2Footprint&gt;()</text:p>
        <text:p text:style-name="P9"><text:tab/><text:tab/>CarbonFootprint.add(new CO2Footprint(1, 1024.3, 243.50, 0.12, 4, false, false, false, false, 4))</text:p>
        <text:p text:style-name="P9"><text:tab/><text:tab/>CarbonFootprint.add(new CO2Footprint(2, 2100.5, 208.89, 0.11, 5, false, true, false, true, 1))</text:p>
        <text:p text:style-name="P9"><text:tab/><text:tab/>CarbonFootprint.add(new CO2Footprint(3, 1430.4, 97.49, 0.09, 2, true, false, true, false, 10))</text:p>
        <text:p text:style-name="P9"><text:tab/><text:tab/>CarbonFootprint.add(new CO2Footprint(4, 4454.3, 314.17, 0.10, 6, false, true, true, true, 6))</text:p>
        <text:p text:style-name="P9"><text:tab/><text:tab/>CarbonFootprint.add(new CO2Footprint(5, 3429.2, 236.78, 0.12, 1, true, false, false, true, 3))</text:p>
        <text:p text:style-name="P9"><text:soft-page-break/></text:p>
        <text:p text:style-name="P9"><text:tab/><text:tab/>// calculates the emissions data for each object int the arrayList</text:p>
        <text:p text:style-name="P9"><text:tab/><text:tab/>for (CO2Footprint dataRecord : CarbonFootprint) </text:p>
        <text:p text:style-name="P9"><text:tab/><text:tab/><text:tab/>dataRecord.calcTonsCO2()</text:p>
        <text:p text:style-name="P9"><text:tab/><text:tab/><text:tab/>dataRecord.convertTonsToPoundsCO2()</text:p>
        <text:p text:style-name="P9"><text:tab/><text:tab/><text:tab/>dataRecord.calcElectricityCO2()</text:p>
        <text:p text:style-name="P9"><text:tab/><text:tab/><text:tab/>dataRecord.calcGrossWasteEmission()</text:p>
        <text:p text:style-name="P9"><text:tab/><text:tab/><text:tab/>dataRecord.calcWasteReduction()</text:p>
        <text:p text:style-name="P9"><text:tab/><text:tab/><text:tab/>dataRecord.calcBulbReduction()</text:p>
        <text:p text:style-name="P9"><text:tab/><text:tab/><text:tab/>dataRecord.calcCO2Footprint()</text:p>
        <text:p text:style-name="P9"><text:s text:c="8"/></text:p>
        <text:p text:style-name="P9"><text:s text:c="8"/>// declare i to keep track of entry #, entry 3 has one character more than the rest </text:p>
        <text:p text:style-name="P9"><text:s text:c="8"/>// instead of this method I first tried to base the if statement on the length of the return but I couldn't figure out how with the method</text:p>
        <text:p text:style-name="P9"><text:s text:c="8"/>int i = 0 <text:s text:c="4"/></text:p>
        <text:p text:style-name="P9"><text:s text:c="8"/>// displays results in a table</text:p>
        <text:p text:style-name="P9"><text:tab/><text:tab/>System.out.println("|Entry| <text:s text:c="13"/>Pounds of CO2 <text:s text:c="11"/>| <text:s text:c="7"/>Pounds of CO2 <text:s text:c="5"/>| <text:s text:c="16"/>|")</text:p>
        <text:p text:style-name="P9"><text:tab/><text:tab/>System.out.println("| <text:s/># <text:s/>| <text:s text:c="13"/>Emitted from <text:s text:c="12"/>| <text:s text:c="7"/>Reduced From <text:s text:c="6"/>| <text:s text:c="2"/>CO2 Poundage <text:s/>|")</text:p>
        <text:p text:style-name="P9"><text:tab/><text:tab/>System.out.println("| <text:s text:c="4"/>| <text:s text:c="3"/>Gas <text:s text:c="4"/>| <text:s/>Electricity <text:s/>| <text:s text:c="2"/>Waste <text:s/>| <text:s/>Recycling <text:s/>| <text:s/>New Bulbs <text:s/>| <text:s text:c="3"/>Footprint <text:s text:c="3"/>|")</text:p>
        <text:p text:style-name="P9"><text:tab/><text:tab/>System.out.println("|-----|------------|---------------|----------|-------------|-------------|-----------------|")</text:p>
        <text:p text:style-name="P9"/>
        <text:p text:style-name="P9"><text:tab/><text:tab/>for (CO2Footprint dataRecord : CarbonFootprint) </text:p>
        <text:p text:style-name="P9"><text:s text:c="12"/>if (i &gt; 1 &amp;&amp; i &lt;= 2) </text:p>
        <text:p text:style-name="P9"><text:soft-page-break/><text:s text:c="16"/>System.out.printf("| <text:s/>%1.0f <text:s/>| <text:s/>%8.2f <text:s/>| <text:s text:c="3"/>%8.2f <text:s text:c="2"/>| <text:s/>%7.2f | <text:s text:c="2"/>%7.2f <text:s text:c="2"/>| <text:s text:c="2"/>%5.2f <text:s text:c="2"/>| <text:s text:c="2"/>%11.2f <text:s text:c="2"/>|%n", </text:p>
        <text:p text:style-name="P9"><text:s text:c="20"/>dataRecord.getMyIndex(), dataRecord.getMyCO2Gas(), dataRecord.getMyCO2Electricity(), dataRecord.getMyCO2Waste(), </text:p>
        <text:p text:style-name="P9"><text:s text:c="20"/>dataRecord.getMyReductionWaste(), dataRecord.getMyReductionBulbs(), dataRecord.getMyCO2Footprint())</text:p>
        <text:p text:style-name="P9"><text:s text:c="12"/></text:p>
        <text:p text:style-name="P9"><text:s text:c="12"/>else </text:p>
        <text:p text:style-name="P9"><text:s text:c="12"/>System.out.printf("| <text:s/>%1.0f <text:s/>| <text:s/>%8.2f <text:s/>| <text:s text:c="3"/>%8.2f <text:s text:c="2"/>| <text:s/>%7.2f | <text:s text:c="2"/>%7.2f <text:s text:c="2"/>| <text:s text:c="2"/>%5.2f <text:s text:c="3"/>| <text:s text:c="2"/>%11.2f <text:s text:c="2"/>|%n", </text:p>
        <text:p text:style-name="P9"><text:s text:c="20"/>dataRecord.getMyIndex(), dataRecord.getMyCO2Gas(), dataRecord.getMyCO2Electricity(), dataRecord.getMyCO2Waste(), </text:p>
        <text:p text:style-name="P9"><text:s text:c="20"/>dataRecord.getMyReductionWaste(), dataRecord.getMyReductionBulbs(), dataRecord.getMyCO2Footprint())</text:p>
        <text:p text:style-name="P9"><text:s text:c="16"/></text:p>
        <text:p text:style-name="P9"><text:s text:c="12"/></text:p>
        <text:p text:style-name="P9"><text:s text:c="12"/>i++</text:p>
        <text:p text:style-name="P9"><text:s text:c="8"/></text:p>
        <text:p text:style-name="P9"><text:tab/></text:p>
        <text:p text:style-name="P9"/>
        <text:p text:style-name="P9"/>
        <text:p text:style-name="P9"/>
        <text:p text:style-name="P9">/**</text:p>
        <text:p text:style-name="P9"><text:s/>* @Purpose Finds the annual carbon footprint of a person based on gas, electricity, recycling, and light bulbs.</text:p>
        <text:p text:style-name="P9"><text:s/>* </text:p>
        <text:p text:style-name="P9"><text:s/>* @author Josiah Kowalski</text:p>
        <text:p text:style-name="P9"><text:s/>* @version 1/7/20</text:p>
        <text:p text:style-name="P9"><text:s/>* </text:p>
        <text:p text:style-name="P9"><text:soft-page-break/><text:s/>*/</text:p>
        <text:p text:style-name="P9">public class CO2Footprint </text:p>
        <text:p text:style-name="P9"/>
        <text:p text:style-name="P9"><text:s text:c="4"/>private double myGasUsed, myElectricityBill, myElectricityPrice, myCO2GasTons, myCO2Gas, myCO2Electricity,</text:p>
        <text:p text:style-name="P9"><text:s text:c="12"/>myCO2Waste, myReductionWaste, myReductionBulbs, myCO2Footprint</text:p>
        <text:p text:style-name="P9"><text:s text:c="4"/>private int myIndex, myPeople, myBulbsReplaced</text:p>
        <text:p text:style-name="P9"><text:s text:c="4"/>private boolean myPaper, myPlastic, myGlass, myCans</text:p>
        <text:p text:style-name="P9"><text:tab/>public Object getMyReductionBulbs</text:p>
        <text:p text:style-name="P9"/>
        <text:p text:style-name="P9"><text:s text:c="4"/>/**</text:p>
        <text:p text:style-name="P9"><text:s text:c="5"/>* Constructor for objects of type CO2Footprint.</text:p>
        <text:p text:style-name="P9"><text:s text:c="5"/>*</text:p>
        <text:p text:style-name="P9"><text:s text:c="5"/>* @param index <text:s text:c="3"/>entry number</text:p>
        <text:p text:style-name="P9"><text:s text:c="5"/>* @param gas <text:s text:c="5"/>annual amount of gas used</text:p>
        <text:p text:style-name="P9"><text:s text:c="5"/>* @param avgBill <text:s/>monthly average electricity bill.</text:p>
        <text:p text:style-name="P9"><text:s text:c="5"/>* @param avgPrice monthly average price.</text:p>
        <text:p text:style-name="P9"><text:s text:c="5"/>* @param people <text:s text:c="2"/>number of people in the household.</text:p>
        <text:p text:style-name="P9"><text:s text:c="5"/>* @param paper <text:s text:c="3"/>recycles paper.</text:p>
        <text:p text:style-name="P9"><text:s text:c="5"/>* @param plastic <text:s/>recycles plastic.</text:p>
        <text:p text:style-name="P9"><text:s text:c="5"/>* @param glass <text:s text:c="3"/>recycles glass.</text:p>
        <text:p text:style-name="P9"><text:s text:c="5"/>* @param cans <text:s text:c="4"/>recycles cans.</text:p>
        <text:p text:style-name="P9"><text:s text:c="5"/>* @param bulbs <text:s text:c="3"/>how many light bulbs changed to incandescent.</text:p>
        <text:p text:style-name="P9"><text:s text:c="5"/>*/</text:p>
        <text:p text:style-name="P9"><text:s text:c="4"/>public CO2Footprint(int index, double gas, double avgBill, double avgPrice, int people, boolean paper, boolean plastic,</text:p>
        <text:p text:style-name="P9"><text:soft-page-break/><text:s text:c="24"/>boolean glass, boolean cans, int bulbs) </text:p>
        <text:p text:style-name="P9"><text:s text:c="8"/>myIndex = index</text:p>
        <text:p text:style-name="P9"><text:s text:c="8"/>myGasUsed = gas</text:p>
        <text:p text:style-name="P9"><text:s text:c="8"/>myElectricityBill = avgBill</text:p>
        <text:p text:style-name="P9"><text:s text:c="8"/>myElectricityPrice = avgPrice</text:p>
        <text:p text:style-name="P9"><text:s text:c="8"/>myPeople = people</text:p>
        <text:p text:style-name="P9"><text:s text:c="8"/>myPaper = paper</text:p>
        <text:p text:style-name="P9"><text:s text:c="8"/>myPlastic = plastic</text:p>
        <text:p text:style-name="P9"><text:s text:c="8"/>myGlass = glass</text:p>
        <text:p text:style-name="P9"><text:s text:c="8"/>myCans = cans</text:p>
        <text:p text:style-name="P9"><text:s text:c="8"/>myBulbsReplaced = bulbs</text:p>
        <text:p text:style-name="P9"><text:s text:c="8"/>myCO2Gas = 0.0</text:p>
        <text:p text:style-name="P9"><text:s text:c="8"/>myCO2Electricity = 0.0</text:p>
        <text:p text:style-name="P9"><text:s text:c="8"/>myCO2Waste = 0.0</text:p>
        <text:p text:style-name="P9"><text:s text:c="8"/>myReductionWaste = 0.0</text:p>
        <text:p text:style-name="P9"><text:s text:c="8"/>myReductionBulbs = 0.0</text:p>
        <text:p text:style-name="P9"><text:s text:c="8"/>myCO2Footprint = 0.0</text:p>
        <text:p text:style-name="P9"><text:s text:c="4"/></text:p>
        <text:p text:style-name="P9"/>
        <text:p text:style-name="P9"><text:s text:c="4"/>/**</text:p>
        <text:p text:style-name="P9"><text:s text:c="5"/>* Mutator method to calculate how many tons of CO2 are emitted for the gallons of gas used (no parameters).</text:p>
        <text:p text:style-name="P9"><text:s text:c="5"/>*/</text:p>
        <text:p text:style-name="P9"><text:s text:c="4"/>public void calcTonsCO2() </text:p>
        <text:p text:style-name="P9"><text:s text:c="8"/>myCO2GasTons = 8.78E-3 * myGasUsed</text:p>
        <text:p text:style-name="P9"><text:s text:c="4"/></text:p>
        <text:p text:style-name="P9"><text:soft-page-break/></text:p>
        <text:p text:style-name="P9"><text:s text:c="4"/>/**</text:p>
        <text:p text:style-name="P9"><text:s text:c="5"/>* Mutator method to convert tons to pounds of CO2 (no parameters).</text:p>
        <text:p text:style-name="P9"><text:s text:c="5"/>*/</text:p>
        <text:p text:style-name="P9"><text:s text:c="4"/>public void convertTonsToPoundsCO2() </text:p>
        <text:p text:style-name="P9"><text:s text:c="8"/>myCO2Gas = 2204.62 * myCO2GasTons</text:p>
        <text:p text:style-name="P9"><text:s text:c="4"/></text:p>
        <text:p text:style-name="P9"/>
        <text:p text:style-name="P9"><text:s text:c="4"/>/**</text:p>
        <text:p text:style-name="P9"><text:s text:c="5"/>* Mutator method to calculate the CO2 emissions produced (no parameters).</text:p>
        <text:p text:style-name="P9"><text:s text:c="5"/>*/</text:p>
        <text:p text:style-name="P9"><text:s text:c="4"/>public void calcElectricityCO2() </text:p>
        <text:p text:style-name="P9"><text:s text:c="8"/>myCO2Electricity = (myElectricityBill / myElectricityPrice) * 1.37 * 12</text:p>
        <text:p text:style-name="P9"><text:s text:c="4"/></text:p>
        <text:p text:style-name="P9"/>
        <text:p text:style-name="P9"><text:s text:c="4"/>/**</text:p>
        <text:p text:style-name="P9"><text:s text:c="5"/>* Mutator method to calculate the total emissions, without any recycling (no parameters).</text:p>
        <text:p text:style-name="P9"><text:s text:c="5"/>*/</text:p>
        <text:p text:style-name="P9"><text:s text:c="4"/>public void calcGrossWasteEmission() </text:p>
        <text:p text:style-name="P9"><text:s text:c="8"/>myCO2Waste = 1018 * myPeople</text:p>
        <text:p text:style-name="P9"><text:s text:c="4"/></text:p>
        <text:p text:style-name="P9"/>
        <text:p text:style-name="P9"><text:s text:c="4"/>/**</text:p>
        <text:p text:style-name="P9"><text:s text:c="5"/>* Mutator method to calculate the emission reduction from recycling (no parameters).</text:p>
        <text:p text:style-name="P9"><text:s text:c="5"/>*/</text:p>
        <text:p text:style-name="P9"><text:soft-page-break/><text:s text:c="4"/>public void calcWasteReduction() </text:p>
        <text:p text:style-name="P9"><text:s text:c="8"/>if (myPaper) </text:p>
        <text:p text:style-name="P9"><text:s text:c="12"/>myReductionWaste += (184.0 * myPeople)</text:p>
        <text:p text:style-name="P9"><text:s text:c="8"/></text:p>
        <text:p text:style-name="P9"/>
        <text:p text:style-name="P9"><text:s text:c="8"/>if (myPlastic) </text:p>
        <text:p text:style-name="P9"><text:s text:c="12"/>myReductionWaste += (25.6 * myPeople)</text:p>
        <text:p text:style-name="P9"><text:s text:c="8"/></text:p>
        <text:p text:style-name="P9"/>
        <text:p text:style-name="P9"><text:s text:c="8"/>if (myGlass) </text:p>
        <text:p text:style-name="P9"><text:s text:c="12"/>myReductionWaste += (46.6 * myPeople)</text:p>
        <text:p text:style-name="P9"><text:s text:c="8"/></text:p>
        <text:p text:style-name="P9"/>
        <text:p text:style-name="P9"><text:s text:c="8"/>if (myCans) </text:p>
        <text:p text:style-name="P9"><text:s text:c="12"/>myReductionWaste += (165.8 * myPeople)</text:p>
        <text:p text:style-name="P9"><text:s text:c="8"/></text:p>
        <text:p text:style-name="P9"/>
        <text:p text:style-name="P9"><text:s text:c="4"/></text:p>
        <text:p text:style-name="P9"/>
        <text:p text:style-name="P9"><text:s text:c="4"/>/**</text:p>
        <text:p text:style-name="P9"><text:s text:c="5"/>* Mutator method to calculate the emission reduction from replacing lightbulbs (no parameters).</text:p>
        <text:p text:style-name="P9"><text:s text:c="5"/>*/</text:p>
        <text:p text:style-name="P9"><text:s text:c="4"/>public void calcBulbReduction() </text:p>
        <text:p text:style-name="P9"><text:s text:c="8"/>myReductionBulbs = myBulbsReplaced * 100.01</text:p>
        <text:p text:style-name="P9"><text:s text:c="4"/></text:p>
        <text:p text:style-name="P9"><text:soft-page-break/></text:p>
        <text:p text:style-name="P9"><text:s text:c="4"/>/**</text:p>
        <text:p text:style-name="P9"><text:s text:c="5"/>* Mutator method to calculate the total carbon footprint (no parameters).</text:p>
        <text:p text:style-name="P9"><text:s text:c="5"/>*/</text:p>
        <text:p text:style-name="P9"><text:s text:c="4"/>public void calcCO2Footprint() </text:p>
        <text:p text:style-name="P9"><text:s text:c="8"/>myCO2Footprint = (myCO2Gas + myCO2Electricity + myCO2Waste) - (myReductionWaste + myReductionBulbs)</text:p>
        <text:p text:style-name="P9"><text:s text:c="4"/></text:p>
        <text:p text:style-name="P9"/>
        <text:p text:style-name="P9"><text:s text:c="4"/>/**</text:p>
        <text:p text:style-name="P9"><text:s text:c="5"/>* Getter method to return myIndex</text:p>
        <text:p text:style-name="P9"><text:s text:c="5"/>* </text:p>
        <text:p text:style-name="P9"><text:s text:c="5"/>* @return entry number</text:p>
        <text:p text:style-name="P9"><text:s text:c="5"/>*/</text:p>
        <text:p text:style-name="P9"><text:s text:c="4"/>public double getMyIndex() </text:p>
        <text:p text:style-name="P9"><text:s text:c="8"/>return myIndex</text:p>
        <text:p text:style-name="P9"><text:s text:c="4"/></text:p>
        <text:p text:style-name="P9"/>
        <text:p text:style-name="P9"><text:s text:c="4"/>/**</text:p>
        <text:p text:style-name="P9"><text:s text:c="5"/>* Getter method to return myCO2Gas</text:p>
        <text:p text:style-name="P9"><text:s text:c="5"/>*</text:p>
        <text:p text:style-name="P9"><text:s text:c="5"/>* @return pounds of CO2</text:p>
        <text:p text:style-name="P9"><text:s text:c="5"/>*/</text:p>
        <text:p text:style-name="P9"><text:s text:c="4"/>public double getMyCO2Gas() </text:p>
        <text:p text:style-name="P9"><text:s text:c="8"/>return myCO2Gas</text:p>
        <text:p text:style-name="P9"><text:s text:c="4"/></text:p>
        <text:p text:style-name="P9"><text:soft-page-break/></text:p>
        <text:p text:style-name="P9"><text:s text:c="4"/>/**</text:p>
        <text:p text:style-name="P9"><text:s text:c="5"/>* Getter method to return myCO2Electricity</text:p>
        <text:p text:style-name="P9"><text:s text:c="5"/>*</text:p>
        <text:p text:style-name="P9"><text:s text:c="5"/>* @return pounds of CO2</text:p>
        <text:p text:style-name="P9"><text:s text:c="5"/>*/</text:p>
        <text:p text:style-name="P9"><text:s text:c="4"/>public double getMyCO2Electricity() </text:p>
        <text:p text:style-name="P9"><text:s text:c="8"/>return myCO2Electricity</text:p>
        <text:p text:style-name="P9"><text:s text:c="4"/></text:p>
        <text:p text:style-name="P9"/>
        <text:p text:style-name="P9"><text:s text:c="4"/>/**</text:p>
        <text:p text:style-name="P9"><text:s text:c="5"/>* Getter method to return myCO2Waste</text:p>
        <text:p text:style-name="P9"><text:s text:c="5"/>*</text:p>
        <text:p text:style-name="P9"><text:s text:c="5"/>* @return pounds of CO2</text:p>
        <text:p text:style-name="P9"><text:s text:c="5"/>*/</text:p>
        <text:p text:style-name="P9"><text:s text:c="4"/>public double getMyCO2Waste() </text:p>
        <text:p text:style-name="P9"><text:s text:c="8"/>return myCO2Waste</text:p>
        <text:p text:style-name="P9"><text:s text:c="4"/></text:p>
        <text:p text:style-name="P9"/>
        <text:p text:style-name="P9"><text:s text:c="4"/>/**</text:p>
        <text:p text:style-name="P9"><text:s text:c="5"/>* Getter method to return myReductionWaste</text:p>
        <text:p text:style-name="P9"><text:s text:c="5"/>*</text:p>
        <text:p text:style-name="P9"><text:s text:c="5"/>* @return pounds of CO2 reduced</text:p>
        <text:p text:style-name="P9"><text:s text:c="5"/>*/</text:p>
        <text:p text:style-name="P9"><text:s text:c="4"/>public double getMyReductionWaste() </text:p>
        <text:p text:style-name="P9"><text:soft-page-break/><text:s text:c="8"/>return myReductionWaste</text:p>
        <text:p text:style-name="P9"><text:s text:c="4"/></text:p>
        <text:p text:style-name="P9"/>
        <text:p text:style-name="P9"><text:s text:c="4"/>/**</text:p>
        <text:p text:style-name="P9"><text:s text:c="5"/>* Getter method to return myReductionBulbs</text:p>
        <text:p text:style-name="P9"><text:s text:c="5"/>*</text:p>
        <text:p text:style-name="P9"><text:s text:c="5"/>* @return pounds of CO2 reduced</text:p>
        <text:p text:style-name="P9"><text:s text:c="5"/>*/</text:p>
        <text:p text:style-name="P9"><text:s text:c="4"/>public double getMyReductionBulbs() </text:p>
        <text:p text:style-name="P9"><text:s text:c="8"/>return myReductionBulbs</text:p>
        <text:p text:style-name="P9"><text:s text:c="4"/></text:p>
        <text:p text:style-name="P9"/>
        <text:p text:style-name="P9"><text:s text:c="4"/>/**</text:p>
        <text:p text:style-name="P9"><text:s text:c="5"/>* Getter method to return myCO2Footprint</text:p>
        <text:p text:style-name="P9"><text:s text:c="5"/>*</text:p>
        <text:p text:style-name="P9"><text:s text:c="5"/>* @return pounds of CO2</text:p>
        <text:p text:style-name="P9"><text:s text:c="5"/>*/</text:p>
        <text:p text:style-name="P9"><text:s text:c="4"/>public double getMyCO2Footprint() </text:p>
        <text:p text:style-name="P9"><text:s text:c="8"/>return myCO2Footprint</text:p>
        <text:p text:style-name="P9"><text:s text:c="4"/></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oft-page-break/><text:span text:style-name="T2">Insert a copy of your code from the IDE here:</text:span></text:p>
        <text:p text:style-name="P3">/**</text:p>
        <text:p text:style-name="P3"><text:s/>* @Purpose Tests ths CO2Footprint class with five CO2Footprint objects.</text:p>
        <text:p text:style-name="P3"><text:s/>*</text:p>
        <text:p text:style-name="P3"><text:s/>* @author Josiah Kowalski</text:p>
        <text:p text:style-name="P3"><text:s/>* @version 1/7/20</text:p>
        <text:p text:style-name="P3"><text:s/>*/</text:p>
        <text:p text:style-name="P3"/>
        <text:p text:style-name="P3">import java.util.ArrayList;</text:p>
        <text:p text:style-name="P3"/>
        <text:p text:style-name="P3">public class CO2FootprintTester {</text:p>
        <text:p text:style-name="P3"/>
        <text:p text:style-name="P3"><text:tab/>public static void main(String[] args) {</text:p>
        <text:p text:style-name="P3"><text:tab/><text:tab/>// declares and initializes a new array list</text:p>
        <text:p text:style-name="P3"><text:tab/><text:tab/>ArrayList&lt;CO2Footprint&gt; CarbonFootprint = new ArrayList&lt;CO2Footprint&gt;();</text:p>
        <text:p text:style-name="P3"><text:tab/><text:tab/>CarbonFootprint.add(new CO2Footprint(1, 1024.3, 243.50, 0.12, 4, false, false, false, false, 4));</text:p>
        <text:p text:style-name="P3"><text:tab/><text:tab/>CarbonFootprint.add(new CO2Footprint(2, 2100.5, 208.89, 0.11, 5, false, true, false, true, 1));</text:p>
        <text:p text:style-name="P3"><text:tab/><text:tab/>CarbonFootprint.add(new CO2Footprint(3, 1430.4, 97.49, 0.09, 2, true, false, true, false, 10));</text:p>
        <text:p text:style-name="P3"><text:tab/><text:tab/>CarbonFootprint.add(new CO2Footprint(4, 4454.3, 314.17, 0.10, 6, false, true, true, true, 6));</text:p>
        <text:p text:style-name="P3"><text:tab/><text:tab/>CarbonFootprint.add(new CO2Footprint(5, 3429.2, 236.78, 0.12, 1, true, false, false, true, 3));</text:p>
        <text:p text:style-name="P3"/>
        <text:p text:style-name="P3"><text:tab/><text:tab/>// calculates the emissions data for each object int the arrayList</text:p>
        <text:p text:style-name="P3"><text:tab/><text:tab/>for (CO2Footprint dataRecord : CarbonFootprint) {</text:p>
        <text:p text:style-name="P3"><text:tab/><text:tab/><text:tab/>dataRecord.calcTonsCO2();</text:p>
        <text:p text:style-name="P3"><text:tab/><text:tab/><text:tab/>dataRecord.convertTonsToPoundsCO2();</text:p>
        <text:p text:style-name="P3"><text:tab/><text:tab/><text:tab/>dataRecord.calcElectricityCO2();</text:p>
        <text:p text:style-name="P3"><text:tab/><text:tab/><text:tab/>dataRecord.calcGrossWasteEmission();</text:p>
        <text:p text:style-name="P3"><text:tab/><text:tab/><text:tab/>dataRecord.calcWasteReduction();</text:p>
        <text:p text:style-name="P3"><text:tab/><text:tab/><text:tab/>dataRecord.calcBulbReduction();</text:p>
        <text:p text:style-name="P3"><text:tab/><text:tab/><text:tab/>dataRecord.calcCO2Footprint();</text:p>
        <text:p text:style-name="P3"><text:soft-page-break/><text:s text:c="8"/>}</text:p>
        <text:p text:style-name="P3"><text:s text:c="8"/>// declare i to keep track of entry #, entry 3 has one character more than the rest </text:p>
        <text:p text:style-name="P3"><text:s text:c="8"/>// instead of this method I first tried to base the if statement on the length of the return but I couldn't figure out how with the method</text:p>
        <text:p text:style-name="P3"><text:s text:c="8"/>int i = 0; <text:s text:c="4"/></text:p>
        <text:p text:style-name="P3"><text:s text:c="8"/>// displays results in a table</text:p>
        <text:p text:style-name="P3"><text:tab/><text:tab/>System.out.println("|Entry| <text:s text:c="13"/>Pounds of CO2 <text:s text:c="11"/>| <text:s text:c="7"/>Pounds of CO2 <text:s text:c="5"/>| <text:s text:c="16"/>|");</text:p>
        <text:p text:style-name="P3"><text:tab/><text:tab/>System.out.println("| <text:s/># <text:s/>| <text:s text:c="13"/>Emitted from <text:s text:c="12"/>| <text:s text:c="7"/>Reduced From <text:s text:c="6"/>| <text:s text:c="2"/>CO2 Poundage <text:s/>|");</text:p>
        <text:p text:style-name="P3"><text:tab/><text:tab/>System.out.println("| <text:s text:c="4"/>| <text:s text:c="3"/>Gas <text:s text:c="4"/>| <text:s/>Electricity <text:s/>| <text:s text:c="2"/>Waste <text:s/>| <text:s/>Recycling <text:s/>| <text:s/>New Bulbs <text:s/>| <text:s text:c="3"/>Footprint <text:s text:c="3"/>|");</text:p>
        <text:p text:style-name="P3"><text:tab/><text:tab/>System.out.println("|-----|------------|---------------|----------|-------------|-------------|-----------------|");</text:p>
        <text:p text:style-name="P3"/>
        <text:p text:style-name="P3"><text:tab/><text:tab/>for (CO2Footprint dataRecord : CarbonFootprint) {</text:p>
        <text:p text:style-name="P3"><text:s text:c="12"/>if (i &gt; 1 &amp;&amp; i &lt;= 2) {</text:p>
        <text:p text:style-name="P3"><text:s text:c="16"/>System.out.printf("| <text:s/>%1.0f <text:s/>| <text:s/>%8.2f <text:s/>| <text:s text:c="3"/>%8.2f <text:s text:c="2"/>| <text:s/>%7.2f | <text:s text:c="2"/>%7.2f <text:s text:c="2"/>| <text:s text:c="2"/>%5.2f <text:s text:c="2"/>| <text:s text:c="2"/>%11.2f <text:s text:c="2"/>|%n", </text:p>
        <text:p text:style-name="P3"><text:s text:c="20"/>dataRecord.getMyIndex(), dataRecord.getMyCO2Gas(), dataRecord.getMyCO2Electricity(), dataRecord.getMyCO2Waste(), </text:p>
        <text:p text:style-name="P3"><text:s text:c="20"/>dataRecord.getMyReductionWaste(), dataRecord.getMyReductionBulbs(), dataRecord.getMyCO2Footprint());</text:p>
        <text:p text:style-name="P3"><text:s text:c="12"/>}</text:p>
        <text:p text:style-name="P3"><text:s text:c="12"/>else {</text:p>
        <text:p text:style-name="P3"><text:s text:c="12"/>System.out.printf("| <text:s/>%1.0f <text:s/>| <text:s/>%8.2f <text:s/>| <text:s text:c="3"/>%8.2f <text:s text:c="2"/>| <text:s/>%7.2f | <text:s text:c="2"/>%7.2f <text:s text:c="2"/>| <text:s text:c="2"/>%5.2f <text:s text:c="3"/>| <text:s text:c="2"/>%11.2f <text:s text:c="2"/>|%n", </text:p>
        <text:p text:style-name="P3"><text:s text:c="20"/>dataRecord.getMyIndex(), dataRecord.getMyCO2Gas(), dataRecord.getMyCO2Electricity(), dataRecord.getMyCO2Waste(), </text:p>
        <text:p text:style-name="P3"><text:s text:c="20"/>dataRecord.getMyReductionWaste(), dataRecord.getMyReductionBulbs(), dataRecord.getMyCO2Footprint());</text:p>
        <text:p text:style-name="P3"><text:s text:c="16"/></text:p>
        <text:p text:style-name="P3"><text:s text:c="12"/>}</text:p>
        <text:p text:style-name="P3"><text:s text:c="12"/>i++;</text:p>
        <text:p text:style-name="P3"><text:s text:c="8"/>}</text:p>
        <text:p text:style-name="P3"><text:tab/>}</text:p>
        <text:p text:style-name="P3">}</text:p>
        <text:p text:style-name="P3"><text:soft-page-break/>/**</text:p>
        <text:p text:style-name="P3"><text:s/>* @Purpose Finds the annual carbon footprint of a person based on gas, electricity, recycling, and light bulbs.</text:p>
        <text:p text:style-name="P3"><text:s/>* </text:p>
        <text:p text:style-name="P3"><text:s/>* @author Josiah Kowalski</text:p>
        <text:p text:style-name="P3"><text:s/>* @version 1/7/20</text:p>
        <text:p text:style-name="P3"><text:s/>* </text:p>
        <text:p text:style-name="P3"><text:s/>*/</text:p>
        <text:p text:style-name="P3">public class CO2Footprint {</text:p>
        <text:p text:style-name="P3"/>
        <text:p text:style-name="P3"><text:s text:c="4"/>private double myGasUsed, myElectricityBill, myElectricityPrice, myCO2GasTons, myCO2Gas, myCO2Electricity,</text:p>
        <text:p text:style-name="P3"><text:s text:c="12"/>myCO2Waste, myReductionWaste, myReductionBulbs, myCO2Footprint;</text:p>
        <text:p text:style-name="P3"><text:s text:c="4"/>private int myIndex, myPeople, myBulbsReplaced;</text:p>
        <text:p text:style-name="P3"><text:s text:c="4"/>private boolean myPaper, myPlastic, myGlass, myCans;</text:p>
        <text:p text:style-name="P3"><text:tab/>public Object getMyReductionBulbs;</text:p>
        <text:p text:style-name="P3"/>
        <text:p text:style-name="P3"><text:s text:c="4"/>/**</text:p>
        <text:p text:style-name="P3"><text:s text:c="5"/>* Constructor for objects of type CO2Footprint.</text:p>
        <text:p text:style-name="P3"><text:s text:c="5"/>*</text:p>
        <text:p text:style-name="P3"><text:s text:c="5"/>* @param index <text:s text:c="3"/>entry number</text:p>
        <text:p text:style-name="P3"><text:s text:c="5"/>* @param gas <text:s text:c="5"/>annual amount of gas used</text:p>
        <text:p text:style-name="P3"><text:s text:c="5"/>* @param avgBill <text:s/>monthly average electricity bill.</text:p>
        <text:p text:style-name="P3"><text:s text:c="5"/>* @param avgPrice monthly average price.</text:p>
        <text:p text:style-name="P3"><text:s text:c="5"/>* @param people <text:s text:c="2"/>number of people in the household.</text:p>
        <text:p text:style-name="P3"><text:s text:c="5"/>* @param paper <text:s text:c="3"/>recycles paper.</text:p>
        <text:p text:style-name="P3"><text:s text:c="5"/>* @param plastic <text:s/>recycles plastic.</text:p>
        <text:p text:style-name="P3"><text:s text:c="5"/>* @param glass <text:s text:c="3"/>recycles glass.</text:p>
        <text:p text:style-name="P3"><text:s text:c="5"/>* @param cans <text:s text:c="4"/>recycles cans.</text:p>
        <text:p text:style-name="P3"><text:s text:c="5"/>* @param bulbs <text:s text:c="3"/>how many light bulbs changed to incandescent.</text:p>
        <text:p text:style-name="P3"><text:s text:c="5"/>*/</text:p>
        <text:p text:style-name="P3"><text:s text:c="4"/>public CO2Footprint(int index, double gas, double avgBill, double avgPrice, int people, boolean paper, boolean plastic,</text:p>
        <text:p text:style-name="P3"><text:s text:c="24"/>boolean glass, boolean cans, int bulbs) {</text:p>
        <text:p text:style-name="P3"><text:s text:c="8"/>myIndex = index;</text:p>
        <text:p text:style-name="P3"><text:s text:c="8"/>myGasUsed = gas;</text:p>
        <text:p text:style-name="P3"><text:soft-page-break/><text:s text:c="8"/>myElectricityBill = avgBill;</text:p>
        <text:p text:style-name="P3"><text:s text:c="8"/>myElectricityPrice = avgPrice;</text:p>
        <text:p text:style-name="P3"><text:s text:c="8"/>myPeople = people;</text:p>
        <text:p text:style-name="P3"><text:s text:c="8"/>myPaper = paper;</text:p>
        <text:p text:style-name="P3"><text:s text:c="8"/>myPlastic = plastic;</text:p>
        <text:p text:style-name="P3"><text:s text:c="8"/>myGlass = glass;</text:p>
        <text:p text:style-name="P3"><text:s text:c="8"/>myCans = cans;</text:p>
        <text:p text:style-name="P3"><text:s text:c="8"/>myBulbsReplaced = bulbs;</text:p>
        <text:p text:style-name="P3"><text:s text:c="8"/>myCO2Gas = 0.0;</text:p>
        <text:p text:style-name="P3"><text:s text:c="8"/>myCO2Electricity = 0.0;</text:p>
        <text:p text:style-name="P3"><text:s text:c="8"/>myCO2Waste = 0.0;</text:p>
        <text:p text:style-name="P3"><text:s text:c="8"/>myReductionWaste = 0.0;</text:p>
        <text:p text:style-name="P3"><text:s text:c="8"/>myReductionBulbs = 0.0;</text:p>
        <text:p text:style-name="P3"><text:s text:c="8"/>myCO2Footprint = 0.0;</text:p>
        <text:p text:style-name="P3"><text:s text:c="4"/>}</text:p>
        <text:p text:style-name="P3"/>
        <text:p text:style-name="P3"><text:s text:c="4"/>/**</text:p>
        <text:p text:style-name="P3"><text:s text:c="5"/>* Mutator method to calculate how many tons of CO2 are emitted for the gallons of gas used (no parameters).</text:p>
        <text:p text:style-name="P3"><text:s text:c="5"/>*/</text:p>
        <text:p text:style-name="P3"><text:s text:c="4"/>public void calcTonsCO2() {</text:p>
        <text:p text:style-name="P3"><text:s text:c="8"/>myCO2GasTons = 8.78E-3 * myGasUsed;</text:p>
        <text:p text:style-name="P3"><text:s text:c="4"/>}</text:p>
        <text:p text:style-name="P3"/>
        <text:p text:style-name="P3"><text:s text:c="4"/>/**</text:p>
        <text:p text:style-name="P3"><text:s text:c="5"/>* Mutator method to convert tons to pounds of CO2 (no parameters).</text:p>
        <text:p text:style-name="P3"><text:s text:c="5"/>*/</text:p>
        <text:p text:style-name="P3"><text:s text:c="4"/>public void convertTonsToPoundsCO2() {</text:p>
        <text:p text:style-name="P3"><text:s text:c="8"/>myCO2Gas = 2204.62 * myCO2GasTons;</text:p>
        <text:p text:style-name="P3"><text:s text:c="4"/>}</text:p>
        <text:p text:style-name="P3"/>
        <text:p text:style-name="P3"><text:s text:c="4"/>/**</text:p>
        <text:p text:style-name="P3"><text:s text:c="5"/>* Mutator method to calculate the CO2 emissions produced (no parameters).</text:p>
        <text:p text:style-name="P3"><text:s text:c="5"/>*/</text:p>
        <text:p text:style-name="P3"><text:s text:c="4"/>public void calcElectricityCO2() {</text:p>
        <text:p text:style-name="P3"><text:s text:c="8"/>myCO2Electricity = (myElectricityBill / myElectricityPrice) * 1.37 * 12;</text:p>
        <text:p text:style-name="P3"><text:soft-page-break/><text:s text:c="4"/>}</text:p>
        <text:p text:style-name="P3"/>
        <text:p text:style-name="P3"><text:s text:c="4"/>/**</text:p>
        <text:p text:style-name="P3"><text:s text:c="5"/>* Mutator method to calculate the total emissions, without any recycling (no parameters).</text:p>
        <text:p text:style-name="P3"><text:s text:c="5"/>*/</text:p>
        <text:p text:style-name="P3"><text:s text:c="4"/>public void calcGrossWasteEmission() {</text:p>
        <text:p text:style-name="P3"><text:s text:c="8"/>myCO2Waste = 1018 * myPeople;</text:p>
        <text:p text:style-name="P3"><text:s text:c="4"/>}</text:p>
        <text:p text:style-name="P3"/>
        <text:p text:style-name="P3"><text:s text:c="4"/>/**</text:p>
        <text:p text:style-name="P3"><text:s text:c="5"/>* Mutator method to calculate the emission reduction from recycling (no parameters).</text:p>
        <text:p text:style-name="P3"><text:s text:c="5"/>*/</text:p>
        <text:p text:style-name="P3"><text:s text:c="4"/>public void calcWasteReduction() {</text:p>
        <text:p text:style-name="P3"><text:s text:c="8"/>if (myPaper) {</text:p>
        <text:p text:style-name="P3"><text:s text:c="12"/>myReductionWaste += (184.0 * myPeople);</text:p>
        <text:p text:style-name="P3"><text:s text:c="8"/>}</text:p>
        <text:p text:style-name="P3"/>
        <text:p text:style-name="P3"><text:s text:c="8"/>if (myPlastic) {</text:p>
        <text:p text:style-name="P3"><text:s text:c="12"/>myReductionWaste += (25.6 * myPeople);</text:p>
        <text:p text:style-name="P3"><text:s text:c="8"/>}</text:p>
        <text:p text:style-name="P3"/>
        <text:p text:style-name="P3"><text:s text:c="8"/>if (myGlass) {</text:p>
        <text:p text:style-name="P3"><text:s text:c="12"/>myReductionWaste += (46.6 * myPeople);</text:p>
        <text:p text:style-name="P3"><text:s text:c="8"/>}</text:p>
        <text:p text:style-name="P3"/>
        <text:p text:style-name="P3"><text:s text:c="8"/>if (myCans) {</text:p>
        <text:p text:style-name="P3"><text:s text:c="12"/>myReductionWaste += (165.8 * myPeople);</text:p>
        <text:p text:style-name="P3"><text:s text:c="8"/>}</text:p>
        <text:p text:style-name="P3"/>
        <text:p text:style-name="P3"><text:s text:c="4"/>}</text:p>
        <text:p text:style-name="P3"/>
        <text:p text:style-name="P3"><text:s text:c="4"/>/**</text:p>
        <text:p text:style-name="P3"><text:s text:c="5"/>* Mutator method to calculate the emission reduction from replacing lightbulbs (no parameters).</text:p>
        <text:p text:style-name="P3"><text:s text:c="5"/>*/</text:p>
        <text:p text:style-name="P3"><text:s text:c="4"/>public void calcBulbReduction() {</text:p>
        <text:p text:style-name="P3"><text:s text:c="8"/>myReductionBulbs = myBulbsReplaced * 100.01;</text:p>
        <text:p text:style-name="P3"><text:soft-page-break/><text:s text:c="4"/>}</text:p>
        <text:p text:style-name="P3"/>
        <text:p text:style-name="P3"><text:s text:c="4"/>/**</text:p>
        <text:p text:style-name="P3"><text:s text:c="5"/>* Mutator method to calculate the total carbon footprint (no parameters).</text:p>
        <text:p text:style-name="P3"><text:s text:c="5"/>*/</text:p>
        <text:p text:style-name="P3"><text:s text:c="4"/>public void calcCO2Footprint() {</text:p>
        <text:p text:style-name="P3"><text:s text:c="8"/>myCO2Footprint = (myCO2Gas + myCO2Electricity + myCO2Waste) - (myReductionWaste + myReductionBulbs);</text:p>
        <text:p text:style-name="P3"><text:s text:c="4"/>}</text:p>
        <text:p text:style-name="P3"/>
        <text:p text:style-name="P3"><text:s text:c="4"/>/**</text:p>
        <text:p text:style-name="P3"><text:s text:c="5"/>* Getter method to return myIndex</text:p>
        <text:p text:style-name="P3"><text:s text:c="5"/>* </text:p>
        <text:p text:style-name="P3"><text:s text:c="5"/>* @return entry number</text:p>
        <text:p text:style-name="P3"><text:s text:c="5"/>*/</text:p>
        <text:p text:style-name="P3"><text:s text:c="4"/>public double getMyIndex() {</text:p>
        <text:p text:style-name="P3"><text:s text:c="8"/>return myIndex;</text:p>
        <text:p text:style-name="P3"><text:s text:c="4"/>}</text:p>
        <text:p text:style-name="P3"/>
        <text:p text:style-name="P3"><text:s text:c="4"/>/**</text:p>
        <text:p text:style-name="P3"><text:s text:c="5"/>* Getter method to return myCO2Gas</text:p>
        <text:p text:style-name="P3"><text:s text:c="5"/>*</text:p>
        <text:p text:style-name="P3"><text:s text:c="5"/>* @return pounds of CO2</text:p>
        <text:p text:style-name="P3"><text:s text:c="5"/>*/</text:p>
        <text:p text:style-name="P3"><text:s text:c="4"/>public double getMyCO2Gas() {</text:p>
        <text:p text:style-name="P3"><text:s text:c="8"/>return myCO2Gas;</text:p>
        <text:p text:style-name="P3"><text:s text:c="4"/>}</text:p>
        <text:p text:style-name="P3"/>
        <text:p text:style-name="P3"><text:s text:c="4"/>/**</text:p>
        <text:p text:style-name="P3"><text:s text:c="5"/>* Getter method to return myCO2Electricity</text:p>
        <text:p text:style-name="P3"><text:s text:c="5"/>*</text:p>
        <text:p text:style-name="P3"><text:s text:c="5"/>* @return pounds of CO2</text:p>
        <text:p text:style-name="P3"><text:s text:c="5"/>*/</text:p>
        <text:p text:style-name="P3"><text:s text:c="4"/>public double getMyCO2Electricity() {</text:p>
        <text:p text:style-name="P3"><text:s text:c="8"/>return myCO2Electricity;</text:p>
        <text:p text:style-name="P3"><text:s text:c="4"/>}</text:p>
        <text:p text:style-name="P3"><text:soft-page-break/></text:p>
        <text:p text:style-name="P3"><text:s text:c="4"/>/**</text:p>
        <text:p text:style-name="P3"><text:s text:c="5"/>* Getter method to return myCO2Waste</text:p>
        <text:p text:style-name="P3"><text:s text:c="5"/>*</text:p>
        <text:p text:style-name="P3"><text:s text:c="5"/>* @return pounds of CO2</text:p>
        <text:p text:style-name="P3"><text:s text:c="5"/>*/</text:p>
        <text:p text:style-name="P3"><text:s text:c="4"/>public double getMyCO2Waste() {</text:p>
        <text:p text:style-name="P3"><text:s text:c="8"/>return myCO2Waste;</text:p>
        <text:p text:style-name="P3"><text:s text:c="4"/>}</text:p>
        <text:p text:style-name="P3"/>
        <text:p text:style-name="P3"><text:s text:c="4"/>/**</text:p>
        <text:p text:style-name="P3"><text:s text:c="5"/>* Getter method to return myReductionWaste</text:p>
        <text:p text:style-name="P3"><text:s text:c="5"/>*</text:p>
        <text:p text:style-name="P3"><text:s text:c="5"/>* @return pounds of CO2 reduced</text:p>
        <text:p text:style-name="P3"><text:s text:c="5"/>*/</text:p>
        <text:p text:style-name="P3"><text:s text:c="4"/>public double getMyReductionWaste() {</text:p>
        <text:p text:style-name="P3"><text:s text:c="8"/>return myReductionWaste;</text:p>
        <text:p text:style-name="P3"><text:s text:c="4"/>}</text:p>
        <text:p text:style-name="P3"/>
        <text:p text:style-name="P3"><text:s text:c="4"/>/**</text:p>
        <text:p text:style-name="P3"><text:s text:c="5"/>* Getter method to return myReductionBulbs</text:p>
        <text:p text:style-name="P3"><text:s text:c="5"/>*</text:p>
        <text:p text:style-name="P3"><text:s text:c="5"/>* @return pounds of CO2 reduced</text:p>
        <text:p text:style-name="P3"><text:s text:c="5"/>*/</text:p>
        <text:p text:style-name="P3"><text:s text:c="4"/>public double getMyReductionBulbs() {</text:p>
        <text:p text:style-name="P3"><text:s text:c="8"/>return myReductionBulbs;</text:p>
        <text:p text:style-name="P3"><text:s text:c="4"/>}</text:p>
        <text:p text:style-name="P3"/>
        <text:p text:style-name="P3"><text:s text:c="4"/>/**</text:p>
        <text:p text:style-name="P3"><text:s text:c="5"/>* Getter method to return myCO2Footprint</text:p>
        <text:p text:style-name="P3"><text:s text:c="5"/>*</text:p>
        <text:p text:style-name="P3"><text:s text:c="5"/>* @return pounds of CO2</text:p>
        <text:p text:style-name="P3"><text:s text:c="5"/>*/</text:p>
        <text:p text:style-name="P3"><text:s text:c="4"/>public double getMyCO2Footprint() {</text:p>
        <text:p text:style-name="P3"><text:s text:c="8"/>return myCO2Footprint;</text:p>
        <text:p text:style-name="P3"><text:s text:c="4"/>}</text:p>
        <text:p text:style-name="P3"><text:soft-page-break/>}</text:p>
        <text:p text:style-name="P3"/>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was to estimate the carbon footprint.</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 carbon footprint estim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trying to do an if statement with the methods, I fixed it by using a counter instead.</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ext:span text:style-name="T4">time I write a program I will be able to use OOP at its basic fullest degree.</text:span></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9T08:28:33.527335993</dc:date>
    <meta:editing-cycles>9</meta:editing-cycles>
    <meta:editing-duration>PT7M31S</meta:editing-duration>
    <meta:document-statistic meta:table-count="1" meta:image-count="0" meta:object-count="0" meta:page-count="18" meta:paragraph-count="429" meta:word-count="1898" meta:character-count="16050" meta:non-whitespace-character-count="11819"/>
    <meta:generator>LibreOffice/5.2.7.2$Linux_AARCH64 LibreOffice_project/20m0$Build-2</meta:generator>
    <meta:user-defined meta:name="Company">FLVS</meta:user-defined>
    <meta:user-defined meta:name="Operator">JOSIAH KOWALSKI</meta:user-defined>
  </office:meta>
</office:document-meta>
</file>